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24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bkdkdsjdsnsldsdlnrfcNWD&gt;K.WNKWFFW.JufwNjsd&gt;nnds.sfbfef.nsvdnvf/nkvbnJNSnvSNVSSNFvnflknvf/nvf/nN?Lv/Lnv,cmvfnmxc,vcjxknfv msdcxnk <text:s/>cdsjvnjsd/kl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6T01:49:31.328731411</meta:creation-date>
    <dc:date>2022-02-26T01:50:18.585955284</dc:date>
    <meta:editing-duration>PT49S</meta:editing-duration>
    <meta:editing-cycles>1</meta:editing-cycles>
    <meta:document-statistic meta:table-count="0" meta:image-count="0" meta:object-count="0" meta:page-count="1" meta:paragraph-count="1" meta:word-count="3" meta:character-count="145" meta:non-whitespace-character-count="142"/>
    <meta:generator>LibreOffice/6.4.6.2$Linux_X86_64 LibreOffice_project/40$Build-2</meta:generator>
  </office:meta>
</office:document-meta>
</file>